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4b13c" officeooo:paragraph-rsid="0014b13c"/>
    </style:style>
    <style:style style:name="P2" style:family="paragraph" style:parent-style-name="Standard">
      <style:text-properties officeooo:rsid="0014e639" officeooo:paragraph-rsid="0014b13c"/>
    </style:style>
    <style:style style:name="P3" style:family="paragraph" style:parent-style-name="Standard">
      <style:text-properties style:text-underline-style="solid" style:text-underline-width="auto" style:text-underline-color="font-color" officeooo:rsid="00155fde" officeooo:paragraph-rsid="00155fde"/>
    </style:style>
    <style:style style:name="P4" style:family="paragraph" style:parent-style-name="Standard">
      <style:text-properties style:text-underline-style="solid" style:text-underline-width="auto" style:text-underline-color="font-color" officeooo:rsid="00155fde" officeooo:paragraph-rsid="001ba864"/>
    </style:style>
    <style:style style:name="P5" style:family="paragraph" style:parent-style-name="Standard">
      <style:text-properties style:text-underline-style="solid" style:text-underline-width="auto" style:text-underline-color="font-color" officeooo:rsid="001ed785" officeooo:paragraph-rsid="001ed785"/>
    </style:style>
    <style:style style:name="P6" style:family="paragraph" style:parent-style-name="Standard">
      <style:text-properties style:text-underline-style="solid" style:text-underline-width="auto" style:text-underline-color="font-color" officeooo:rsid="001ff5cf" officeooo:paragraph-rsid="001ff5cf"/>
    </style:style>
    <style:style style:name="P7" style:family="paragraph" style:parent-style-name="Standard">
      <style:text-properties style:text-underline-style="solid" style:text-underline-width="auto" style:text-underline-color="font-color" officeooo:rsid="0021bf9a" officeooo:paragraph-rsid="0021bf9a"/>
    </style:style>
    <style:style style:name="P8" style:family="paragraph" style:parent-style-name="Standard">
      <style:text-properties style:text-underline-style="solid" style:text-underline-width="auto" style:text-underline-color="font-color" officeooo:rsid="00242675" officeooo:paragraph-rsid="00242675"/>
    </style:style>
    <style:style style:name="P9" style:family="paragraph" style:parent-style-name="Standard">
      <style:text-properties style:text-underline-style="solid" style:text-underline-width="auto" style:text-underline-color="font-color" officeooo:rsid="0024e62d" officeooo:paragraph-rsid="0024e62d"/>
    </style:style>
    <style:style style:name="P10" style:family="paragraph" style:parent-style-name="Standard">
      <style:text-properties style:text-underline-style="solid" style:text-underline-width="auto" style:text-underline-color="font-color" officeooo:rsid="002b52b6" officeooo:paragraph-rsid="002b52b6"/>
    </style:style>
    <style:style style:name="P11" style:family="paragraph" style:parent-style-name="Standard">
      <style:text-properties style:text-line-through-style="none" style:text-line-through-type="none" style:text-underline-style="none" officeooo:rsid="002b52b6" officeooo:paragraph-rsid="002b52b6"/>
    </style:style>
    <style:style style:name="P12" style:family="paragraph" style:parent-style-name="Standard">
      <style:paragraph-properties fo:margin-top="0.0398in" fo:margin-bottom="0.0398in" loext:contextual-spacing="false"/>
      <style:text-properties style:text-underline-style="solid" style:text-underline-width="auto" style:text-underline-color="font-color" officeooo:rsid="00155fde" officeooo:paragraph-rsid="001ba864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ac539"/>
    </style:style>
    <style:style style:name="T3" style:family="text">
      <style:text-properties style:text-underline-style="none" officeooo:rsid="001ba864"/>
    </style:style>
    <style:style style:name="T4" style:family="text">
      <style:text-properties style:text-underline-style="none" officeooo:rsid="001ff5cf"/>
    </style:style>
    <style:style style:name="T5" style:family="text">
      <style:text-properties style:text-underline-style="none" officeooo:rsid="0021b3e2"/>
    </style:style>
    <style:style style:name="T6" style:family="text">
      <style:text-properties style:text-underline-style="none" officeooo:rsid="0023366f"/>
    </style:style>
    <style:style style:name="T7" style:family="text">
      <style:text-properties style:text-underline-style="none" officeooo:rsid="002c38df"/>
    </style:style>
    <style:style style:name="T8" style:family="text">
      <style:text-properties style:text-underline-style="none" officeooo:rsid="002d9ff0"/>
    </style:style>
    <style:style style:name="T9" style:family="text">
      <style:text-properties style:text-underline-style="none" officeooo:rsid="002f6b1a"/>
    </style:style>
    <style:style style:name="T10" style:family="text">
      <style:text-properties style:text-underline-style="none" officeooo:rsid="00306cfc"/>
    </style:style>
    <style:style style:name="T11" style:family="text">
      <style:text-properties style:text-underline-style="none" officeooo:rsid="00308c83"/>
    </style:style>
    <style:style style:name="T12" style:family="text">
      <style:text-properties style:text-position="super 58%" style:text-underline-style="none"/>
    </style:style>
    <style:style style:name="T13" style:family="text">
      <style:text-properties style:text-position="super 58%" style:text-underline-style="none" officeooo:rsid="00308c83"/>
    </style:style>
    <style:style style:name="T14" style:family="text">
      <style:text-properties style:text-position="super 58%" style:text-underline-style="none" officeooo:rsid="00330e02"/>
    </style:style>
    <style:style style:name="T15" style:family="text">
      <style:text-properties style:text-position="0% 100%" style:text-underline-style="none"/>
    </style:style>
    <style:style style:name="T16" style:family="text">
      <style:text-properties style:text-position="0% 100%" style:text-underline-style="none" officeooo:rsid="001ff5cf"/>
    </style:style>
    <style:style style:name="T17" style:family="text">
      <style:text-properties style:text-position="0% 100%" style:text-underline-style="none" officeooo:rsid="00308c83"/>
    </style:style>
    <style:style style:name="T18" style:family="text">
      <style:text-properties style:text-position="0% 100%" style:text-underline-style="none" officeooo:rsid="003224a1"/>
    </style:style>
    <style:style style:name="T19" style:family="text">
      <style:text-properties style:text-position="0% 100%" style:text-underline-style="none" officeooo:rsid="00330e02"/>
    </style:style>
    <style:style style:name="T20" style:family="text">
      <style:text-properties style:text-position="0% 100%" style:text-underline-style="none" officeooo:rsid="003426d7"/>
    </style:style>
    <style:style style:name="T21" style:family="text">
      <style:text-properties style:text-position="0% 100%" style:text-underline-style="none" officeooo:rsid="0036b909"/>
    </style:style>
    <style:style style:name="T22" style:family="text">
      <style:text-properties style:text-position="0% 100%" style:text-underline-style="none" officeooo:rsid="003828cb"/>
    </style:style>
    <style:style style:name="T23" style:family="text">
      <style:text-properties style:text-position="0% 100%" fo:font-style="italic" style:text-underline-style="none" officeooo:rsid="002176ee" style:font-style-asian="italic" style:font-style-complex="italic"/>
    </style:style>
    <style:style style:name="T24" style:family="text">
      <style:text-properties style:text-position="0% 100%" officeooo:rsid="00308c83"/>
    </style:style>
    <style:style style:name="T25" style:family="text">
      <style:text-properties style:text-position="0% 100%" officeooo:rsid="003224a1"/>
    </style:style>
    <style:style style:name="T26" style:family="text">
      <style:text-properties style:text-position="0% 100%" officeooo:rsid="00330e02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fo:font-style="italic" style:text-underline-style="none" officeooo:rsid="0026845f" style:font-style-asian="italic" style:font-style-complex="italic"/>
    </style:style>
    <style:style style:name="T29" style:family="text">
      <style:text-properties fo:font-style="italic" style:text-underline-style="none" officeooo:rsid="002876da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1/23/18</text:p>
      <text:p text:style-name="P2"/>
      <text:p text:style-name="P3">More Big O</text:p>
      <text:p text:style-name="P3"><text:span text:style-name="T1"/></text:p>
      <text:p text:style-name="P3"><text:span text:style-name="T1">- ex: If f(n) is some function and f(100) takes 1 second, how much would it take to compute f(200) if:</text:span></text:p>
      <text:p text:style-name="P3"><text:span text:style-name="T1"/></text:p>
      <text:p text:style-name="P3"><text:span text:style-name="T1">* f(n) is O(</text:span><text:span text:style-name="T2">l</text:span><text:span text:style-name="T1">og</text:span><text:span text:style-name="T2">n</text:span><text:span text:style-name="T1">)</text:span></text:p>
      <text:p text:style-name="P4"><text:span text:style-name="T3">&gt;</text:span></text:p>
      <text:p text:style-name="P12"><text:span text:style-name="T3"><text:tab/>x*log(100) = 1</text:span></text:p>
      <text:p text:style-name="P12"><text:span text:style-name="T3"><text:tab/>[x*log(100)]/log(100) = 1/log(100)</text:span></text:p>
      <text:p text:style-name="P12"><text:span text:style-name="T3"><text:tab/>x = 1/6.6</text:span></text:p>
      <text:p text:style-name="P12"><text:span text:style-name="T3"><text:tab/>1/6.6 * log(200) = S</text:span></text:p>
      <text:p text:style-name="P12"><text:span text:style-name="T3"><text:tab/>S = 1.15</text:span></text:p>
      <text:p text:style-name="P4"><text:span text:style-name="T3">&lt;</text:span></text:p>
      <text:p text:style-name="P4"><text:span text:style-name="T3"><text:tab/><text:tab/></text:span></text:p>
      <text:p text:style-name="P4"><text:span text:style-name="T1">* f(n) is O(n)</text:span></text:p>
      <text:p text:style-name="P5"><text:span text:style-name="T1">&gt;</text:span></text:p>
      <text:p text:style-name="P5"><text:span text:style-name="T1"><text:tab/>x*100 = 1</text:span></text:p>
      <text:p text:style-name="P5"><text:span text:style-name="T1"><text:tab/>x = </text:span><text:span text:style-name="T4">1/</text:span><text:span text:style-name="T1">100</text:span></text:p>
      <text:p text:style-name="P5"><text:span text:style-name="T1"><text:tab/>1/100 * 200 = S</text:span></text:p>
      <text:p text:style-name="P5"><text:span text:style-name="T1"><text:tab/>S = 2</text:span></text:p>
      <text:p text:style-name="P5"><text:span text:style-name="T1">&lt;</text:span></text:p>
      <text:p text:style-name="P4"><text:span text:style-name="T1"/></text:p>
      <text:p text:style-name="P3"><text:span text:style-name="T1">* f(n) is O(</text:span><text:span text:style-name="T2">nl</text:span><text:span text:style-name="T1">og</text:span><text:span text:style-name="T2">n</text:span><text:span text:style-name="T1">)</text:span></text:p>
      <text:p text:style-name="P6"><text:span text:style-name="T1">&gt;</text:span></text:p>
      <text:p text:style-name="P6"><text:span text:style-name="T1">//</text:span><text:span text:style-name="T27"> </text:span><text:span text:style-name="T29">TODO</text:span></text:p>
      <text:p text:style-name="P6"><text:span text:style-name="T1">&lt;</text:span></text:p>
      <text:p text:style-name="P6"><text:span text:style-name="T1"/></text:p>
      <text:p text:style-name="P3"><text:span text:style-name="T1">* f(n) is O(n</text:span><text:span text:style-name="T12">2</text:span><text:span text:style-name="T1">)</text:span></text:p>
      <text:p text:style-name="P3"><text:span text:style-name="T1">&gt;</text:span></text:p>
      <text:p text:style-name="P3"><text:span text:style-name="T1"><text:tab/>x * (100)</text:span><text:span text:style-name="T12">2</text:span><text:span text:style-name="T15"> = 1</text:span></text:p>
      <text:p text:style-name="P3"><text:span text:style-name="T15"><text:tab/>x = 1/ (100)</text:span><text:span text:style-name="T12">2</text:span></text:p>
      <text:p text:style-name="P3"><text:span text:style-name="T15"><text:tab/>1/</text:span><text:span text:style-name="T16">(</text:span><text:span text:style-name="T15">100</text:span><text:span text:style-name="T16">)</text:span><text:span text:style-name="T12">2 </text:span><text:span text:style-name="T16">* 200 = S</text:span></text:p>
      <text:p text:style-name="P3"><text:span text:style-name="T16"><text:tab/>S = 4</text:span></text:p>
      <text:p text:style-name="P3"><text:span text:style-name="T16">//</text:span><text:span text:style-name="T23">Incorrect. Needs to be reworked. 4 is the correct answer.</text:span></text:p>
      <text:p text:style-name="P6"><text:span text:style-name="T16">&lt;</text:span></text:p>
      <text:p text:style-name="P3"><text:span text:style-name="T16"><text:tab/></text:span></text:p>
      <text:p text:style-name="P3"><text:span text:style-name="T1">- </text:span><text:span text:style-name="T5">When analyzing algorithm that call other functions, e sure to take in to account growth rate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oft-page-break/><text:span text:style-name="T5"/></text:p>
      <text:p text:style-name="P3"><text:span text:style-name="T5">- Determining efficiency of recursi</text:span><text:span text:style-name="T6">v</text:span><text:span text:style-name="T5">e algorithms an be tricky</text:span></text:p>
      <text:p text:style-name="P7"><text:span text:style-name="T5">&gt;</text:span></text:p>
      <text:p text:style-name="P7"><text:span text:style-name="T5"><text:tab/></text:span><text:span text:style-name="T1">void factorial(int x){</text:span></text:p>
      <text:p text:style-name="P7"><text:span text:style-name="T1"><text:tab/><text:tab/>switch(x){</text:span></text:p>
      <text:p text:style-name="P7"><text:span text:style-name="T1"><text:tab/><text:tab/><text:tab/>case 0:</text:span></text:p>
      <text:p text:style-name="P7"><text:span text:style-name="T1"><text:tab/><text:tab/><text:tab/>case 1:</text:span></text:p>
      <text:p text:style-name="P7"><text:span text:style-name="T1"><text:tab/><text:tab/><text:tab/><text:tab/>return 1;</text:span></text:p>
      <text:p text:style-name="P7"><text:span text:style-name="T1"><text:tab/><text:tab/><text:tab/>default:</text:span></text:p>
      <text:p text:style-name="P7"><text:span text:style-name="T1"><text:tab/><text:tab/><text:tab/><text:tab/>return x * factorial(x-1);</text:span></text:p>
      <text:p text:style-name="P7"><text:span text:style-name="T1"><text:tab/><text:tab/><text:tab/>break;</text:span></text:p>
      <text:p text:style-name="P7"><text:span text:style-name="T1"><text:tab/><text:tab/>}</text:span></text:p>
      <text:p text:style-name="P7"><text:span text:style-name="T1"><text:tab/>}</text:span></text:p>
      <text:p text:style-name="P7"><text:span text:style-name="T1">&lt;</text:span></text:p>
      <text:p text:style-name="P8"><text:span text:style-name="T1">&gt;</text:span></text:p>
      <text:p text:style-name="P8"><text:span text:style-name="T1"><text:tab/>T(n) = T(x) + w</text:span></text:p>
      <text:p text:style-name="P8"><text:span text:style-name="T1"><text:tab/>= T(x) + 1</text:span></text:p>
      <text:p text:style-name="P8"><text:span text:style-name="T1"><text:tab/>= T(n-1) + 1</text:span></text:p>
      <text:p text:style-name="P8"><text:span text:style-name="T1"/></text:p>
      <text:p text:style-name="P8"><text:span text:style-name="T1"><text:tab/>T(3) = T(2) +1</text:span></text:p>
      <text:p text:style-name="P8"><text:span text:style-name="T1"><text:tab/>T(2) = T(1) + 1</text:span></text:p>
      <text:p text:style-name="P8"><text:span text:style-name="T1"><text:tab/>T(1) = 1</text:span></text:p>
      <text:p text:style-name="P8"><text:span text:style-name="T1"><text:tab/>//</text:span><text:span text:style-name="T28">Proof by induction (?)</text:span></text:p>
      <text:p text:style-name="P9"><text:span text:style-name="T1">&lt;</text:span></text:p>
      <text:p text:style-name="P7"><text:span text:style-name="T1"/></text:p>
      <text:p text:style-name="P10"><text:span text:style-name="T1">- ex: Flipping a coin </text:span><text:span text:style-name="T7">and determining if its heads or tails.</text:span></text:p>
      <text:p text:style-name="P10"><text:span text:style-name="T1">* </text:span><text:span text:style-name="T8">O(1), The algo to determine the flip (RNG) will always take the same amount of time</text:span></text:p>
      <text:p text:style-name="P10"><text:span text:style-name="T8"/></text:p>
      <text:p text:style-name="P10"><text:span text:style-name="T8">- </text:span><text:span text:style-name="T9">ex: Reading a book cover to cover.</text:span></text:p>
      <text:p text:style-name="P10"><text:span text:style-name="T9">* </text:span><text:span text:style-name="T10">O(N), Reading speed (algo speed) is consistant, but algo time depends on the list of the book.</text:span></text:p>
      <text:p text:style-name="P10"><text:span text:style-name="T10"/></text:p>
      <text:p text:style-name="P10"><text:span text:style-name="T10">- ex: Checking to see if you’ev gotten everything on your shopping list. </text:span></text:p>
      <text:p text:style-name="P10"><text:span text:style-name="T10">* </text:span><text:span text:style-name="T11">O(N</text:span><text:span text:style-name="T13">2</text:span><text:span text:style-name="T17">), for each item in the caart, compare to each item on the list</text:span></text:p>
      <text:p text:style-name="P11"><text:span text:style-name="T24"/></text:p>
      <text:p text:style-name="P11"><text:span text:style-name="T25">- ex: Attempting to brute fore crack an alpha-num </text:span><text:span text:style-name="T26">password., assuming only lower case and numbers are allowed.</text:span></text:p>
      <text:p text:style-name="P10"><text:span text:style-name="T18">* O(</text:span><text:span text:style-name="T19">36</text:span><text:span text:style-name="T14">n</text:span><text:span text:style-name="T19">), n being the length of the password.</text:span></text:p>
      <text:p text:style-name="P10"><text:span text:style-name="T19"/></text:p>
      <text:p text:style-name="P10"><text:span text:style-name="T19">- </text:span><text:span text:style-name="T20">ex:</text:span><text:span text:style-name="T21"> visiting all US capitals in the shortes amnt of distancce w/ no repeat stops, starting and ending in the same place.</text:span></text:p>
      <text:p text:style-name="P10"><text:span text:style-name="T21">* </text:span><text:span text:style-name="T22">O(N!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8:57:40.680510624</meta:creation-date>
    <dc:date>2018-01-23T10:19:53.485503342</dc:date>
    <meta:editing-duration>PT1H21M57S</meta:editing-duration>
    <meta:editing-cycles>32</meta:editing-cycles>
    <meta:generator>LibreOffice/5.4.4.2$Linux_X86_64 LibreOffice_project/40m0$Build-2</meta:generator>
    <meta:document-statistic meta:table-count="0" meta:image-count="0" meta:object-count="0" meta:page-count="2" meta:paragraph-count="65" meta:word-count="321" meta:character-count="1537" meta:non-whitespace-character-count="1229"/>
  </office:meta>
</office:document-meta>
</file>